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4.796cm" fo:break-before="auto" style:use-optimal-row-height="true"/>
    </style:style>
    <style:style style:name="ro33" style:family="table-row">
      <style:table-row-properties style:row-height="2.427cm" fo:break-before="auto" style:use-optimal-row-height="true"/>
    </style:style>
    <style:style style:name="ro34" style:family="table-row">
      <style:table-row-properties style:row-height="0.961cm" fo:break-before="auto" style:use-optimal-row-height="true"/>
    </style:style>
    <style:style style:name="ro3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unga" style:font-size-complex="22pt" style:language-complex="en" style:country-complex="US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4T11:34:18.76">
            <text:p>0314 <text:s/>1134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4T11:34:18.76">
            <text:p>0314 <text:s/>1134</text:p>
          </table:table-cell>
          <table:table-cell table:style-name="ce8" table:formula="of:=NOW()" office:value-type="date" office:date-value="2022-03-14T11:34:18.76">
            <text:p>0314 <text:s/>113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4T11:34:18.76">
            <text:p>0314 <text:s/>113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4T11:34:18.76">
            <text:p>0314 <text:s/>1134</text:p>
          </table:table-cell>
          <table:table-cell table:style-name="ce8" table:formula="of:=NOW()" office:value-type="date" office:date-value="2022-03-14T11:34:18.76">
            <text:p>0314 <text:s/>113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4">
            <text:p>4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86">
            <text:p>8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29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0">
            <text:p>エラー:509</text:p>
          </table:table-cell>
          <table:table-cell table:style-name="ce7"/>
          <table:table-cell table:style-name="ce10"/>
          <table:table-cell table:style-name="ce29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7">
            <text:p>7</text:p>
          </table:table-cell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7">
            <text:p>7</text:p>
          </table:table-cell>
          <table:table-cell table:style-name="ce7"/>
          <table:table-cell table:style-name="ce10"/>
          <table:table-cell table:style-name="ce29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8">
            <text:p>8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6">
            <text:p>6</text:p>
          </table:table-cell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7">
            <text:p>7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8">
            <text:p>8</text:p>
          </table:table-cell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4T11:34:19.32">
            <text:p>0314 <text:s/>1134</text:p>
          </table:table-cell>
          <table:table-cell table:style-name="ce8" table:formula="of:=NOW()" office:value-type="date" office:date-value="2022-03-14T11:34:19.32">
            <text:p>0314 <text:s/>113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4T11:34:19.32">
            <text:p>0314 <text:s/>113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4T11:34:19.32">
            <text:p>0314 <text:s/>1134</text:p>
          </table:table-cell>
          <table:table-cell table:style-name="ce8" table:formula="of:=NOW()" office:value-type="date" office:date-value="2022-03-14T11:34:19.32">
            <text:p>0314 <text:s/>113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5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2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4">2022/03/14</text:date>, <text:time>11:4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4T11:44:43.79</dc:date>
    <dc:creator>iwabuchi ken</dc:creator>
    <meta:editing-duration>P15DT8H59M27S</meta:editing-duration>
    <meta:editing-cycles>2133</meta:editing-cycles>
    <meta:generator>OpenOffice/4.1.3$Win32 OpenOffice.org_project/413m1$Build-9783</meta:generator>
    <meta:document-statistic meta:table-count="2" meta:cell-count="840" meta:object-count="0"/>
  </office:meta>
</office:document-meta>
</file>